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3" style:family="table">
      <style:table-properties style:width="16.644cm" fo:margin-left="1.111cm" table:align="left" style:writing-mode="lr-tb"/>
    </style:style>
    <style:style style:name="Tableau3.A" style:family="table-column">
      <style:table-column-properties style:column-width="16.6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132cm" fo:border-left="0.5pt solid #000000" fo:border-right="0.5pt solid #000000" fo:border-top="0.5pt solid #000000" fo:border-bottom="none" style:writing-mode="lr-tb"/>
    </style:style>
    <style:style style:name="Tableau3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officeooo:paragraph-rsid="002538d3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538d3"/>
    </style:style>
    <style:style style:name="P3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rsid="004b8916" officeooo:paragraph-rsid="004b8916" style:font-weight-asian="bold" style:font-name-complex="Arial" style:font-weight-complex="bold"/>
    </style:style>
    <style:style style:name="P4" style:family="paragraph" style:parent-style-name="Standard">
      <style:text-properties officeooo:rsid="001f9f1f" officeooo:paragraph-rsid="001f9f1f"/>
    </style:style>
    <style:style style:name="P5" style:family="paragraph" style:parent-style-name="Standard">
      <style:text-properties fo:font-weight="bold" officeooo:rsid="00a6da4b" officeooo:paragraph-rsid="00a6da4b" style:font-weight-asian="bold" style:font-weight-complex="bold"/>
    </style:style>
    <style:style style:name="P6" style:family="paragraph" style:parent-style-name="Standard">
      <style:text-properties fo:font-size="11pt" officeooo:rsid="00ae8086" officeooo:paragraph-rsid="00ae8086" style:font-size-asian="11pt" style:font-size-complex="11pt"/>
    </style:style>
    <style:style style:name="P7" style:family="paragraph" style:parent-style-name="Standard">
      <style:text-properties fo:font-size="11pt" officeooo:rsid="00afbcc7" officeooo:paragraph-rsid="00afbcc7" style:font-size-asian="11pt" style:font-size-complex="11pt"/>
    </style:style>
    <style:style style:name="P8" style:family="paragraph" style:parent-style-name="Standard">
      <style:text-properties fo:font-size="11pt" fo:font-weight="normal" officeooo:rsid="00afbcc7" officeooo:paragraph-rsid="00afbcc7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2pt" fo:font-weight="bold" officeooo:rsid="00a6da4b" officeooo:paragraph-rsid="00a6da4b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a8b230" officeooo:paragraph-rsid="00a8b23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a8b230" officeooo:paragraph-rsid="00ae8086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1pt" officeooo:rsid="00ae8086" officeooo:paragraph-rsid="00a8b230" style:font-size-asian="11pt" style:font-size-complex="11pt"/>
    </style:style>
    <style:style style:name="P13" style:family="paragraph" style:parent-style-name="Standard">
      <style:text-properties fo:font-size="11pt" fo:font-weight="normal" officeooo:rsid="00afbcc7" officeooo:paragraph-rsid="00ae8086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text-properties fo:font-size="12pt" style:text-underline-style="solid" style:text-underline-width="auto" style:text-underline-color="font-color" officeooo:rsid="00ae8086" officeooo:paragraph-rsid="00ae8086" style:font-size-asian="12pt" style:font-size-complex="12pt"/>
    </style:style>
    <style:style style:name="P15" style:family="paragraph" style:parent-style-name="Standard" style:list-style-name="L3">
      <style:text-properties fo:font-size="12pt" style:text-underline-style="solid" style:text-underline-width="auto" style:text-underline-color="font-color" officeooo:rsid="00ae8086" officeooo:paragraph-rsid="00ae8086" style:font-size-asian="12pt" style:font-size-complex="12pt"/>
    </style:style>
    <style:style style:name="P16" style:family="paragraph" style:parent-style-name="Standard" style:list-style-name="L4">
      <style:text-properties fo:font-size="12pt" style:text-underline-style="solid" style:text-underline-width="auto" style:text-underline-color="font-color" officeooo:rsid="00ae8086" officeooo:paragraph-rsid="00ae8086" style:font-size-asian="12pt" style:font-size-complex="12pt"/>
    </style:style>
    <style:style style:name="P17" style:family="paragraph" style:parent-style-name="Standard" style:list-style-name="L5">
      <style:text-properties fo:font-size="12pt" fo:font-weight="normal" officeooo:rsid="00afbcc7" officeooo:paragraph-rsid="00afbcc7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fo:font-size="12pt" fo:font-weight="normal" officeooo:rsid="00afbcc7" officeooo:paragraph-rsid="00afbcc7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text-properties fo:font-size="12pt" fo:font-weight="normal" officeooo:rsid="00afbcc7" officeooo:paragraph-rsid="00afbcc7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text-properties fo:font-size="12pt" fo:font-weight="normal" officeooo:rsid="00afbcc7" officeooo:paragraph-rsid="00afbcc7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rsid="00a6da4b" officeooo:paragraph-rsid="00afbcc7"/>
    </style:style>
    <style:style style:name="T1" style:family="text">
      <style:text-properties officeooo:rsid="004b8916"/>
    </style:style>
    <style:style style:name="T2" style:family="text">
      <style:text-properties officeooo:rsid="00abe0bb"/>
    </style:style>
    <style:style style:name="T3" style:family="text">
      <style:text-properties officeooo:rsid="00accf0f"/>
    </style:style>
    <style:style style:name="T4" style:family="text">
      <style:text-properties officeooo:rsid="00ae80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n°<text:span text:style-name="T2">2</text:span> – <text:span text:style-name="T2">Création de tables Oracle</text:span></text:h>
      <text:h text:style-name="Heading_20_1" text:outline-level="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1" text:outline-level="1"><text:span text:style-name="T1">Antoine Gicquel</text:span><text:tab/><text:span text:style-name="T3">/17</text:span></text:h>
          </table:table-cell>
        </table:table-row>
        <table:table-row table:style-name="Tableau3.1">
          <table:table-cell table:style-name="Tableau3.A2" office:value-type="string">
            <text:p text:style-name="P3">Info1 - A2</text:p>
          </table:table-cell>
        </table:table-row>
      </table:table>
      <text:p text:style-name="P2"/>
      <text:p text:style-name="P4"/>
      <text:p text:style-name="P9">1) Création de<text:span text:style-name="T3">s</text:span> tables</text:p>
      <text:p text:style-name="P5"/>
      <text:p text:style-name="P21"/>
      <text:p text:style-name="P10"><text:bookmark-start text:name="__DdeLink__157_1946632217"/>2) Insertion des tuples<text:bookmark-end text:name="__DdeLink__157_1946632217"/></text:p>
      <text:p text:style-name="P12"/>
      <text:p text:style-name="P6"/>
      <text:p text:style-name="P11"><text:span text:style-name="T4">3)</text:span> <text:span text:style-name="T4">Jeu de test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fo:font-weight="normal" officeooo:rsid="00a6da4b" style:font-size-asian="10.5pt" style:font-weight-asian="normal" style:font-size-complex="10.5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Retrait_20_article" style:display-name="Retrait article" style:family="paragraph" style:parent-style-name="Standard">
      <style:paragraph-properties fo:margin-left="1cm" fo:margin-right="0cm" fo:text-indent="0.002cm" style:auto-text-indent="false"/>
    </style:style>
    <style:style style:name="Retrait_20_1" style:display-name="Retrait 1" style:family="paragraph" style:parent-style-name="Standard">
      <style:paragraph-properties fo:margin-left="1cm" fo:margin-right="0cm" fo:text-indent="0cm" style:auto-text-indent="false"/>
    </style:style>
    <style:style style:name="Article" style:family="paragraph" style:parent-style-name="Standard" style:list-style-name="WW8Num3">
      <style:paragraph-properties fo:margin-left="0.501cm" fo:margin-right="0cm" fo:text-indent="0cm" style:auto-text-indent="false">
        <style:tab-stops>
          <style:tab-stop style:position="0.499cm"/>
        </style:tab-stops>
      </style:paragraph-properties>
    </style:style>
    <style:style style:name="Auteurs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Police_20_par_20_défaut"/>
    <style:style style:name="Correction" style:family="text" style:parent-style-name="Cmd">
      <style:text-properties fo:color="#008000"/>
    </style:style>
    <style:style style:name="Cmd" style:family="text" style:parent-style-name="Police_20_par_20_défaut">
      <style:text-properties fo:color="#000080" style:text-line-through-style="none" style:text-line-through-type="none" style:text-position="0% 100%" style:font-name="Courier New" fo:font-family="'Courier New'" style:font-family-generic="modern" fo:font-size="12pt" style:text-underline-style="none" style:font-size-asian="12pt"/>
    </style:style>
    <style:style style:name="Police_20_par_20_défaut" style:display-name="Police par défaut" style:family="text"/>
    <style:style style:name="WW8Num6z0" style:family="text">
      <style:text-properties style:use-window-font-color="tru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 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51cm" text:min-label-width="1.27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 -" style:num-format="1">
        <style:list-level-properties text:space-before="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45:26.377535487</meta:creation-date>
    <dc:date>2017-03-04T18:14:42.168834507</dc:date>
    <meta:editing-duration>PT5H43M32S</meta:editing-duration>
    <meta:editing-cycles>57</meta:editing-cycles>
    <meta:generator>LibreOffice/5.3.0.3$Linux_X86_64 LibreOffice_project/30m0$Build-3</meta:generator>
    <meta:document-statistic meta:table-count="1" meta:image-count="0" meta:object-count="0" meta:page-count="1" meta:paragraph-count="6" meta:word-count="24" meta:character-count="122" meta:non-whitespace-character-count="103"/>
  </office:meta>
</office:document-meta>
</file>